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DefinitionListImpl.pre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DefinitionListImpl.remov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DefinitionListImpl.ge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DefinitionListImpl.post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DefinitionListImpl.preBuild( Object paramet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ervletDefinitionListImpl.add( String name ,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DefinitionListImpl.postLoad( Object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DefinitionListImpl.remove( ServletDefinition servlet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ListImpl.post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